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font-weight="bold"/>
    </style:style>
    <style:style style:name="T3"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ScID:120 (Notes)]</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T2">please create a new project for your own work</text:span>. (<text:span text:style-name="T3">Project - Create Empty Project</text:span>, or <text:span text:style-name="T3">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text:soft-page-break/>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New chapter|Inserted chapter</text:h>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text:soft-page-break/>"You're only saying that because you're losing."</text:p>
      <text:p text:style-name="First_20_line_20_indent"/>
      <text:p text:style-name="First_20_line_20_indent">. . .</text:p>
      <text:p text:style-name="yWriter_20_mark">[/ScID]</text:p>
      <text:p text:style-name="yWriter_20_mark">[/ChID]</text:p>
      <text:p text:style-name="yWriter_20_mark_20_notes">[ChID:3 (Notes)]</text:p>
      <text:h text:style-name="Heading_20_2" text:outline-level="2">Chapter 3</text:h>
      <text:p text:style-name="yWriter_20_mark_20_notes">[ScID:4 (Notes)]</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text:soft-page-break/>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T3">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text:soft-page-break/>"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text:soft-page-break/>*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_20_todo">[ScID:9 (ToDo)]</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ext:soft-page-break/>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text:soft-page-break/>[/ScID]</text:p>
      <text:p text:style-name="yWriter_20_mark">[/ChID]</text:p>
      <text:p text:style-name="yWriter_20_mark_20_todo">[ChID:6 (ToDo)]</text:p>
      <text:h text:style-name="Heading_20_2" text:outline-level="2">Chapter 6</text:h>
      <text:p text:style-name="yWriter_20_mark_20_todo">[ScID:58 (ToDo)]</text:p>
      <text:p text:style-name="Text_20_body">This bird is not dead ...</text:p>
      <text:p text:style-name="yWriter_20_mark_20_todo">[/ScID (ToDo)]</text:p>
      <text:p text:style-name="Heading_20_4">* * *</text:p>
      <text:p text:style-name="yWriter_20_mark_20_todo">[ScID:12 (ToDo)]</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text:soft-page-break/>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text:soft-page-break/></text:p>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text:soft-page-break/></text:p>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text:soft-page-break/></text:p>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text:soft-page-brea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text:soft-page-brea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text:soft-page-break/>*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text:soft-page-break/></text:p>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text:soft-page-brea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text:soft-page-break/></text:p>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text:soft-page-brea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text:soft-page-break/>*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3-05-20T20:22:02.09</dc:date>
    <meta:editing-duration>PT3M23S</meta:editing-duration>
    <meta:editing-cycles>6</meta:editing-cycles>
    <meta:document-statistic meta:table-count="0" meta:image-count="0" meta:object-count="0" meta:page-count="22" meta:paragraph-count="335" meta:word-count="1704" meta:character-count="9890"/>
  </office:meta>
</office:document-meta>
</file>